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8.706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4.262cm"/>
    </style:style>
    <style:style style:name="gr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none"/>
      <style:paragraph-properties fo:text-align="center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06cm" svg:height="2.54cm" svg:x="11.477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06cm" svg:height="2.54cm" svg:x="11.479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06cm" svg:height="2.54cm" svg:x="11.479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62cm" svg:height="7.62cm" svg:x="6.715cm" svg:y="3.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57cm" svg:height="0.645cm" svg:x="1.635cm" svg:y="3.857cm">
          <draw:text-box>
            <text:p text:style-name="P2">Client</text:p>
          </draw:text-box>
        </draw:frame>
        <draw:frame draw:style-name="gr4" draw:text-style-name="P3" draw:layer="layout" svg:width="4.127cm" svg:height="1.673cm" svg:x="6.715cm" svg:y="3.54cm">
          <draw:text-box>
            <text:p text:style-name="P2">Renderer</text:p>
          </draw:text-box>
        </draw:frame>
        <draw:frame draw:style-name="gr4" draw:text-style-name="P3" draw:layer="layout" svg:width="4.762cm" svg:height="1.673cm" svg:x="11.478cm" svg:y="3.54cm">
          <draw:text-box>
            <text:p text:style-name="P2">SVG Renderer</text:p>
          </draw:text-box>
        </draw:frame>
        <draw:line draw:style-name="gr5" draw:text-style-name="P4" draw:layer="layout" svg:x1="4.492cm" svg:y1="3.857cm" svg:x2="4.492cm" svg:y2="9.5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1T17:34:30.046888729</meta:creation-date>
    <meta:generator>LibreOffice/7.0.4.2$Linux_X86_64 LibreOffice_project/00$Build-2</meta:generator>
    <dc:date>2022-05-01T17:41:13.898546569</dc:date>
    <meta:editing-duration>PT6M44S</meta:editing-duration>
    <meta:editing-cycles>1</meta:editing-cycles>
    <meta:document-statistic meta:object-count="8"/>
  </office:meta>
</office:document-meta>
</file>